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14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break-before="auto" fo:break-after="auto"/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Heading_20_1" style:list-style-name="WWNum1"/>
    <style:style style:name="P25" style:family="paragraph" style:parent-style-name="Heading_20_1" style:list-style-name="WWNum1">
      <style:paragraph-properties fo:break-before="auto" fo:break-after="auto"/>
    </style:style>
    <style:style style:name="P26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9" style:family="text">
      <style:text-properties fo:font-weight="bold" style:font-weight-asian="bold"/>
    </style:style>
    <style:style style:name="T20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aczyuw2yex2w"/><text:span text:style-name="T1">Introducción a Learning Analytics con ejemplos prácticos</text:span><text:span text:style-name="T2"><text:line-break/></text:span><text:span text:style-name="T3">UD 04. Actividades Opcionales ChatGPT</text:span></text:p>
      <text:p text:style-name="P2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Noviembre 2023</text:span></text:p>
      <text:p text:style-name="P6"/>
      <text:p text:style-name="P5"><text:span text:style-name="T6">Licencia</text:span></text:p>
      <text:p text:style-name="P8"/>
      <text:p text:style-name="P7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9">Nomenclatura</text:span></text:p>
      <text:p text:style-name="P10"><text:span text:style-name="T10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11">Importante</text:span></text:p>
      <text:p text:style-name="P14"/>
      <text:p text:style-name="P12"><text:span text:style-name="T18">❕</text:span><text:span text:style-name="T12"> </text:span><text:span text:style-name="T11">Atención</text:span></text:p>
      <text:p text:style-name="P14"/>
      <text:p text:style-name="P12"><text:span text:style-name="T13">💬</text:span><text:span text:style-name="T11"> Interesante</text:span></text:p>
      <text:p text:style-name="P1"/>
      <text:p text:style-name="P13"><text:span text:style-name="T17">📕 </text:span><text:span text:style-name="T19">A entregar</text:span></text:p>
      <text:p text:style-name="P15"><text:soft-page-break/><text:span text:style-name="T2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ge43nvu7ywtj" text:style-name="Index_20_Link" text:visited-style-name="Index_20_Link"><text:span text:style-name="T14">1. Introducción<text:tab/>3</text:span></text:a></text:p>
          <text:p text:style-name="P19"><text:a xlink:type="simple" xlink:href="#_to3o326zbv2w" text:style-name="Index_20_Link" text:visited-style-name="Index_20_Link"><text:span text:style-name="T14">2. Actividad 1 Opcional<text:tab/>3</text:span></text:a></text:p>
        </text:index-body>
      </text:table-of-content>
      <text:p text:style-name="P18"><text:span text:style-name="T21">UD0</text:span><text:span text:style-name="T22">3</text:span><text:span text:style-name="T23">. </text:span><text:span text:style-name="T22">Actividades opcionales KNIME</text:span></text:p>
      <text:list xml:id="list2623839384" text:style-name="WWNum1">
        <text:list-item>
          <text:p text:style-name="P25"><text:bookmark text:name="_ge43nvu7ywtj"/>Introducción</text:p>
        </text:list-item>
      </text:list>
      <text:p text:style-name="Standard"><text:span text:style-name="T27">Esta actividad no debe entregarse ni es necesaria para aprobar el curso.</text:span></text:p>
      <text:p text:style-name="Standard">En esta actividad, queremos que experimentes con los “prompts” propuestos de ChatGPT y con variaciones útiles de los mismos con los ejemplos propuestos o ejemplos de tu práctica docente.</text:p>
      <text:list xml:id="list115628357542196" text:continue-numbering="true" text:style-name="WWNum1">
        <text:list-item>
          <text:p text:style-name="P24"><text:bookmark text:name="_to3o326zbv2w"/>Actividad 1 Opcional</text:p>
        </text:list-item>
      </text:list>
      <text:p text:style-name="P21">Utilizando como inspiración los “prompts” propuestas en los casos prácticos, ya sea con esos datos, o con algunos que sean útiles para tu práctica docente, intenta utilizaros, realizar variaciones útiles, etc. Comparte tus resultados con los compañeros.</text:p>
      <text:p text:style-name="P22"><text:span text:style-name="T17">📕 </text:span><text:span text:style-name="T19">A entregar: </text:span>al ser una entrega opcional, no debes entregar nada en el curso. No obstante, puedes compartir tus logros, dudas, ampliaciones o sugerencias en el foro de esta unid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3</text:span><text:span text:style-name="MT2">. </text:span><text:span text:style-name="MT1">Actividades opcionales KNIME</text:span></text:p>
      </style:header>
      <style:footer>
        <text:p text:style-name="MP2"><text:span text:style-name="MT1">Curso Introducción a Learning Analytics<text:tab/> <text:tab/>UD03 - Página</text:span><text:span text:style-name="MT2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24" meta:word-count="236" meta:character-count="1536" meta:non-whitespace-character-count="1320"/>
    <meta:generator>LibreOfficeDev/6.0.5.2$Linux_X86_64 LibreOffice_project/</meta:generator>
  </office:meta>
</office:document-meta>
</file>